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AULLO SAMANEZ, ALE SANDR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S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ULLO SAMANEZ, ALE SANDR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18113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2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JESUS INFANTA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10:2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